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1.4722in"/>
        </style:tab-stops>
      </style:paragraph-properties>
      <style:text-properties fo:background-color="#FFFF00"/>
    </style:style>
    <style:style style:name="P2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4722in"/>
        </style:tab-stops>
      </style:paragraph-properties>
    </style:style>
    <style:style style:name="T4" style:parent-style-name="Policepardéfaut" style:family="text">
      <style:text-properties fo:background-color="#FFFF00"/>
    </style:style>
    <style:style style:name="T5" style:parent-style-name="Policepardéfaut" style:family="text">
      <style:text-properties fo:background-color="#FFFF00"/>
    </style:style>
  </office:automatic-styles>
  <office:body>
    <office:text text:use-soft-page-breaks="true">
      <text:p text:style-name="P1">MUSIQUE :</text:p>
      <text:p text:style-name="P2"><text:a xlink:href="http://idehack.com/blog/jouer-un-fichier-audio-wav-avec-larduino/" office:target-frame-name="_top" xlink:show="replace"><text:span text:style-name="Lienhypertexte">http://idehack.com/blog/jouer-un-fichier-audio-wav-avec-larduino/</text:span></text:a></text:p>
      <text:p text:style-name="P3"><text:a xlink:href="https://www.youtube.com/watch?v=7qz5GFkux_A" office:target-frame-name="_top" xlink:show="replace"><text:span text:style-name="Lienhypertexte">https://www.youtube.com/watch?v=7qz5GFkux_A</text:span></text:a></text:p>
      <text:p text:style-name="Normal"/>
      <text:p text:style-name="Normal"><text:span text:style-name="T4">Ecran :</text:span></text:p>
      <text:p text:style-name="Normal"><text:a xlink:href="https://forum.arduino.cc/index.php?topic=668012.0" office:target-frame-name="_top" xlink:show="replace"><text:span text:style-name="Lienhypertexte">https://forum.arduino.cc/index.php?topic=668012.0</text:span></text:a></text:p>
      <text:p text:style-name="Normal"><text:a xlink:href="https://randomnerdtutorials.com/guide-for-oled-display-with-arduino/" office:target-frame-name="_top" xlink:show="replace"><text:span text:style-name="Lienhypertexte">https://randomnerdtutorials.com/guide-for-oled-display-with-arduino/</text:span></text:a></text:p>
      <text:p text:style-name="Normal"/>
      <text:p text:style-name="Normal"/>
      <text:p text:style-name="Normal"><text:span text:style-name="T5">Lumière :</text:span></text:p>
      <text:p text:style-name="Normal"><text:a xlink:href="https://www.instructables.com/Sunrise-Alarm-Clock-With-Arduino/" office:target-frame-name="_top" xlink:show="replace"><text:span text:style-name="Lienhypertexte">https://www.instructables.com/Sunri</text:span><text:span text:style-name="Lienhypertexte">se-Alarm-Clock-With-Arduino/</text:span></text:a></text:p>
      <text:p text:style-name="Normal"/>
      <text:p text:style-name="Normal"><text:a xlink:href="https://www.instructables.com/Sunrise-Alarm-Clock-With-LCD-Display-and-Bluetooth/" office:target-frame-name="_top" xlink:show="replace"><text:span text:style-name="Lienhypertexte">https://www.instructables.com/Sunrise-Alarm-Clock-With-LCD-Display-and-Bluetooth/</text:span></text:a></text:p>
      <text:p text:style-name="Normal"/>
      <text:p text:style-name="Normal"><text:a xlink:href="https://www.instructables.com/Sunrise-Alarm-Clock-Simple-Arduino-Project/" office:target-frame-name="_top" xlink:show="replace"><text:span text:style-name="Lienhypertexte">https://www.instructables.com/Sunrise-Alarm-Clock-Simple-Arduino-Project/</text:span></text:a></text:p>
      <text:p text:style-name="Normal"><text:s/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Liens codes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phaelle Prot</meta:initial-creator>
    <dc:creator>Raphaelle Prot</dc:creator>
    <meta:creation-date>2020-11-23T13:20:00Z</meta:creation-date>
    <dc:date>2020-12-06T08:13:00Z</dc:date>
    <meta:template xlink:href="Normal" xlink:type="simple"/>
    <meta:editing-cycles>3</meta:editing-cycles>
    <meta:editing-duration>PT12540S</meta:editing-duration>
    <meta:document-statistic meta:page-count="1" meta:paragraph-count="2" meta:word-count="162" meta:character-count="1054" meta:row-count="7" meta:non-whitespace-character-count="894"/>
  </office:meta>
</office:document-meta>
</file>